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0.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1.79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1.79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49cm" fo:min-width="1.99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1.49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6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4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0.7cm" svg:x="2.2cm" svg:y="1.5cm">
          <text:p text:style-name="P1">Show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0.7cm" svg:x="7.2cm" svg:y="1.5cm">
          <text:p text:style-name="P1">Movi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0.8cm" svg:x="2.2cm" svg:y="3.5cm">
          <text:p text:style-name="P1">Documentar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0.7cm" svg:x="2.2cm" svg:y="5.5cm">
          <text:p text:style-name="P1">Episod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8cm" svg:x="2.2cm" svg:y="7.5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0.8cm" svg:x="7.2cm" svg:y="3.5cm">
          <text:p text:style-name="P1">TV Show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0.6cm" svg:x="7.2cm" svg:y="5.5cm">
          <text:p text:style-name="P1">Seas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cm" svg:height="0.6cm" svg:x="7.2cm" svg:y="7.5cm">
          <text:p text:style-name="P1">Actor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2.3cm" svg:x="11.741cm" svg:y="1.2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2cm" svg:y="1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1.742cm" svg:y="4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1.742cm" svg:y="7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2cm" svg:y="4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2cm" svg:y="7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2.299cm" svg:height="0.999cm" svg:x="2.201cm" svg:y="10.501cm">
          <text:p text:style-name="P1">Director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99cm" svg:height="0.799cm" svg:x="7.201cm" svg:y="10.501cm">
          <text:p text:style-name="P1">Narrator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499cm" svg:height="0.599cm" svg:x="2.201cm" svg:y="12.501cm">
          <text:p text:style-name="P1">Narrator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7cm" svg:height="1.2cm" svg:x="2.201cm" svg:y="14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7cm" svg:height="1.2cm" svg:x="2.201cm" svg:y="16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99cm" svg:height="0.799cm" svg:x="7.201cm" svg:y="12.50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7cm" svg:height="1.2cm" svg:x="7.201cm" svg:y="14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7cm" svg:height="1.2cm" svg:x="7.201cm" svg:y="16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2.3cm" svg:x="11.742cm" svg:y="10.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3cm" svg:y="10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1.743cm" svg:y="13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1.743cm" svg:y="16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3cm" svg:y="13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4cm" svg:height="2.3cm" svg:x="14.743cm" svg:y="16.2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draw:layer="layout" svg:width="2.2cm" svg:height="1.6cm" svg:x="18.2cm" svg:y="5.7cm">
          <text:p text:style-name="P3"><text:span text:style-name="T1">IS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20:09:59.571000000</meta:creation-date>
    <dc:date>2018-01-31T20:17:51.748000000</dc:date>
    <meta:editing-duration>PT7M52S</meta:editing-duration>
    <meta:editing-cycles>1</meta:editing-cycles>
    <meta:document-statistic meta:object-count="29"/>
    <meta:generator>LibreOffice/5.4.3.2$Windows_X86_64 LibreOffice_project/92a7159f7e4af62137622921e809f8546db437e5</meta:generator>
  </office:meta>
</office:document-meta>
</file>